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582bd" officeooo:paragraph-rsid="000582bd"/>
    </style:style>
    <style:style style:name="P2" style:family="paragraph" style:parent-style-name="Preformatted_20_Text">
      <style:text-properties officeooo:rsid="0006bc82" officeooo:paragraph-rsid="0006bc82"/>
    </style:style>
    <style:style style:name="P3" style:family="paragraph" style:parent-style-name="Preformatted_20_Text">
      <style:text-properties officeooo:rsid="0006df67" officeooo:paragraph-rsid="0006df67"/>
    </style:style>
    <style:style style:name="T1" style:family="text">
      <style:text-properties fo:font-variant="normal" fo:text-transform="none" fo:color="#222222" style:font-name="Helvetica Neue" fo:font-size="9pt" fo:letter-spacing="normal" fo:font-style="italic" fo:font-weight="normal"/>
    </style:style>
    <style:style style:name="T2" style:family="text">
      <style:text-properties fo:font-variant="normal" fo:text-transform="none" fo:color="#222222" style:font-name="Helvetica Neue" fo:font-size="9pt" fo:letter-spacing="normal" fo:font-style="italic" fo:font-weight="normal" officeooo:rsid="0006bc82" style:font-style-asian="normal" style:font-style-complex="normal"/>
    </style:style>
    <style:style style:name="T3" style:family="text">
      <style:text-properties fo:font-variant="normal" fo:text-transform="none" fo:color="#222222" style:font-name="Helvetica Neue" fo:font-size="9pt" fo:letter-spacing="normal" fo:font-style="italic" fo:font-weight="normal" officeooo:rsid="00078d7b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78d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query </text:p>
      <text:p text:style-name="P1"/>
      <text:p text:style-name="P1">find the target div:<text:tab/></text:p>
      <text:p text:style-name="P2">by Hong</text:p>
      <text:p text:style-name="P2"/>
      <text:p text:style-name="P1"/>
      <text:p text:style-name="P1">1. facebook message group </text:p>
      <text:p text:style-name="P1">$("a.titlebarText:contains('" + targetName + "')").closest( ".fbNubFlyoutInner").find("div[data-reactid]");</text:p>
      <text:p text:style-name="P1"/>
      <text:p text:style-name="P1"/>
      <text:p text:style-name="P1">2. the link with target name </text:p>
      <text:p text:style-name="P1">$("a.titlebarText:contains('" + targetName + "')");</text:p>
      <text:p text:style-name="P1"/>
      <text:p text:style-name="P1"/>
      <text:p text:style-name="P1">3. the img with target name </text:p>
      <text:p text:style-name="P1">messageBoxInner = userNameNode.closest(".fbNubFlyoutInner");</text:p>
      <text:p text:style-name="P1"><text:tab/>var img_src = chrome.extension.getURL("photos/fullBlack.jpg");</text:p>
      <text:p text:style-name="P1"><text:tab/>messageBoxInner.find("[ data-hover='tooltip'] img").attr( "src", img_src ); // facebook 偷改版</text:p>
      <text:p text:style-name="P1"><text:tab/>$("div.name:contains('" + targetName + "')").html( targetNameNew );</text:p>
      <text:p text:style-name="P1">} </text:p>
      <text:p text:style-name="P1"/>
      <text:p text:style-name="P1"/>
      <text:p text:style-name="P2">Adblock:</text:p>
      <text:p text:style-name="P2"/>
      <text:p text:style-name="P3">example:</text:p>
      <text:p text:style-name="P2"><text:span text:style-name="T1">&lt;A</text:span><text:line-break/><text:span text:style-name="T1">id="u_0_2t"</text:span><text:line-break/><text:span text:style-name="T1">class="titlebarText"</text:span><text:line-break/><text:span text:style-name="T1">href="</text:span><text:a xlink:type="simple" xlink:href="https://www.facebook.com/yuquan.chang">https://www.facebook.com/yuquan.chang</text:a><text:span text:style-name="T1">" &gt;</text:span><text:span text:style-name="T3">Elly Chang&lt;/a&gt;</text:span></text:p>
      <text:p text:style-name="P2"/>
      <text:p text:style-name="P2"/>
      <text:p text:style-name="P3">equivalent:</text:p>
      <text:p text:style-name="P3">&lt;A</text:p>
      <text:p text:style-name="P3">id=”u_<text:span text:style-name="T7">0</text:span><text:span text:style-name="T6">_2t”</text:span></text:p>
      <text:p text:style-name="P3"><text:span text:style-name="T6">class=”titlebarText”</text:span></text:p>
      <text:p text:style-name="P3"><text:span text:style-name="T6">&gt;</text:span></text:p>
      <text:p text:style-name="P3"/>
      <text:p text:style-name="P2"/>
      <text:p text:style-name="P2"><text:span text:style-name="T1">&lt;A</text:span><text:line-break/><text:span text:style-name="T1">id="u_0_2t"</text:span><text:line-break/><text:span text:style-name="T1">class="titlebarText"</text:span><text:line-break/><text:span text:style-name="T1">href="</text:span><text:a xlink:type="simple" xlink:href="https://www.facebook.com/ss22558833?fref=ufi">https://www.facebook.com/ss22558833?fref=ufi</text:a><text:span text:style-name="T1">" &gt;</text:span></text:p>
      <text:p text:style-name="P2"><text:span text:style-name="T1"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11:39:23.465400597</dc:date>
    <meta:generator>LibreOffice/4.2.8.2$Linux_X86_64 LibreOffice_project/420m0$Build-2</meta:generator>
    <meta:editing-duration>PT1M39S</meta:editing-duration>
    <meta:editing-cycles>2</meta:editing-cycles>
    <meta:document-statistic meta:table-count="0" meta:image-count="0" meta:object-count="0" meta:page-count="1" meta:paragraph-count="22" meta:word-count="78" meta:character-count="811" meta:non-whitespace-character-count="744"/>
  </office:meta>
</office:document-meta>
</file>